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8.05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99ff66" fo:border="0.06pt solid #000000"/>
    </style:style>
    <style:style style:name="ce3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89.99mm" svg:x="150.74mm" svg:y="14.55mm">
            <loext:p draw:notify-on-update-of-ranges="Hoja1.B1:Hoja1.B1 Hoja1.B2:Hoja1.B25 Hoja1.C1:Hoja1.C1 Hoja1.C2:Hoja1.C25 Hoja1.B2:Hoja1.B25 Hoja1.D1:Hoja1.D1 Hoja1.D2:Hoja1.D25 Hoja1.B2:Hoja1.B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2" table:default-cell-style-name="ce3"/>
        <table:table-row table:style-name="ro1">
          <table:table-cell/>
          <table:table-cell table:style-name="ce1" office:value-type="string" calcext:value-type="string">
            <text:p>N,º Hebras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950" calcext:value-type="float">
            <text:p>950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.133971568" calcext:value-type="float">
            <text:p>0,133971568</text:p>
          </table:table-cell>
          <table:table-cell office:value-type="float" office:value="9.241073657" calcext:value-type="float">
            <text:p>9,241073657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0.067684256" calcext:value-type="float">
            <text:p>0,067684256</text:p>
          </table:table-cell>
          <table:table-cell office:value-type="float" office:value="4.634154126" calcext:value-type="float">
            <text:p>4,634154126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0.049634565" calcext:value-type="float">
            <text:p>0,049634565</text:p>
          </table:table-cell>
          <table:table-cell office:value-type="float" office:value="3.118838429" calcext:value-type="float">
            <text:p>3,118838429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0.03662036" calcext:value-type="float">
            <text:p>0,03662036</text:p>
          </table:table-cell>
          <table:table-cell office:value-type="float" office:value="2.333572313" calcext:value-type="float">
            <text:p>2,333572313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0.028055873" calcext:value-type="float">
            <text:p>0,028055873</text:p>
          </table:table-cell>
          <table:table-cell office:value-type="float" office:value="1.871431243" calcext:value-type="float">
            <text:p>1,871431243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0.027845208" calcext:value-type="float">
            <text:p>0,027845208</text:p>
          </table:table-cell>
          <table:table-cell office:value-type="float" office:value="1.572279904" calcext:value-type="float">
            <text:p>1,572279904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0.027997985" calcext:value-type="float">
            <text:p>0,027997985</text:p>
          </table:table-cell>
          <table:table-cell office:value-type="float" office:value="1.350710604" calcext:value-type="float">
            <text:p>1,350710604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0.023931827" calcext:value-type="float">
            <text:p>0,023931827</text:p>
          </table:table-cell>
          <table:table-cell office:value-type="float" office:value="1.171902381" calcext:value-type="float">
            <text:p>1,171902381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0.023624238" calcext:value-type="float">
            <text:p>0,023624238</text:p>
          </table:table-cell>
          <table:table-cell office:value-type="float" office:value="1.111560985" calcext:value-type="float">
            <text:p>1,111560985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0.022795338" calcext:value-type="float">
            <text:p>0,022795338</text:p>
          </table:table-cell>
          <table:table-cell office:value-type="float" office:value="0.995754037" calcext:value-type="float">
            <text:p>0,995754037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0.02370885" calcext:value-type="float">
            <text:p>0,02370885</text:p>
          </table:table-cell>
          <table:table-cell office:value-type="float" office:value="0.895811066" calcext:value-type="float">
            <text:p>0,895811066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0.011838716" calcext:value-type="float">
            <text:p>0,011838716</text:p>
          </table:table-cell>
          <table:table-cell office:value-type="float" office:value="0.932002671" calcext:value-type="float">
            <text:p>0,932002671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0.014067359" calcext:value-type="float">
            <text:p>0,014067359</text:p>
          </table:table-cell>
          <table:table-cell office:value-type="float" office:value="0.817097154" calcext:value-type="float">
            <text:p>0,817097154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0.014837272" calcext:value-type="float">
            <text:p>0,014837272</text:p>
          </table:table-cell>
          <table:table-cell office:value-type="float" office:value="0.780149419" calcext:value-type="float">
            <text:p>0,780149419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0.016449094" calcext:value-type="float">
            <text:p>0,016449094</text:p>
          </table:table-cell>
          <table:table-cell office:value-type="float" office:value="0.771458391" calcext:value-type="float">
            <text:p>0,771458391</text:p>
          </table:table-cell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0.016524721" calcext:value-type="float">
            <text:p>0,016524721</text:p>
          </table:table-cell>
          <table:table-cell office:value-type="float" office:value="0.781760022" calcext:value-type="float">
            <text:p>0,781760022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0.021279063" calcext:value-type="float">
            <text:p>0,021279063</text:p>
          </table:table-cell>
          <table:table-cell office:value-type="float" office:value="0.775228854" calcext:value-type="float">
            <text:p>0,775228854</text:p>
          </table:table-cell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0.018728584" calcext:value-type="float">
            <text:p>0,018728584</text:p>
          </table:table-cell>
          <table:table-cell office:value-type="float" office:value="0.771689586" calcext:value-type="float">
            <text:p>0,771689586</text:p>
          </table:table-cell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float" office:value="0.019428264" calcext:value-type="float">
            <text:p>0,019428264</text:p>
          </table:table-cell>
          <table:table-cell office:value-type="float" office:value="0.773524232" calcext:value-type="float">
            <text:p>0,773524232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0.021785956" calcext:value-type="float">
            <text:p>0,021785956</text:p>
          </table:table-cell>
          <table:table-cell office:value-type="float" office:value="0.766549058" calcext:value-type="float">
            <text:p>0,766549058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float" office:value="0.023968939" calcext:value-type="float">
            <text:p>0,023968939</text:p>
          </table:table-cell>
          <table:table-cell office:value-type="float" office:value="0.769867454" calcext:value-type="float">
            <text:p>0,769867454</text:p>
          </table:table-cell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float" office:value="0.026144251" calcext:value-type="float">
            <text:p>0,026144251</text:p>
          </table:table-cell>
          <table:table-cell office:value-type="float" office:value="0.768001765" calcext:value-type="float">
            <text:p>0,768001765</text:p>
          </table:table-cell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float" office:value="0.030101694" calcext:value-type="float">
            <text:p>0,030101694</text:p>
          </table:table-cell>
          <table:table-cell office:value-type="float" office:value="0.766097877" calcext:value-type="float">
            <text:p>0,766097877</text:p>
          </table:table-cell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float" office:value="0.034991164" calcext:value-type="float">
            <text:p>0,034991164</text:p>
          </table:table-cell>
          <table:table-cell office:value-type="float" office:value="0.771005128" calcext:value-type="float">
            <text:p>0,7710051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 style:data-style-name="N2" text:time-value="23:01:10.22697146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2:03:01.545183485</meta:creation-date>
    <meta:generator>LibreOffice/5.1.6.2$Linux_X86_64 LibreOffice_project/10m0$Build-2</meta:generator>
    <dc:date>2017-05-14T23:19:05.300062808</dc:date>
    <meta:editing-duration>PT6M1S</meta:editing-duration>
    <meta:editing-cycles>1</meta:editing-cycles>
    <meta:document-statistic meta:table-count="1" meta:cell-count="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" chart:style-name="ch1">
        <chart:title svg:x="6.951cm" svg:y="0.316cm" chart:style-name="ch2">
          <text:p>ATCGRID</text:p>
        </chart:title>
        <chart:legend chart:legend-position="end" svg:x="14.1cm" svg:y="3.952cm" style:legend-expansion="high" chart:style-name="ch3"/>
        <chart:plot-area chart:style-name="ch4" table:cell-range-address="Hoja1.B1:Hoja1.D25" chart:data-source-has-labels="both" svg:x="1.331cm" svg:y="1.275cm" svg:width="12.449cm" svg:height="6.564cm">
          <chartooo:coordinate-region svg:x="2.243cm" svg:y="1.474cm" svg:width="11.351cm" svg:height="5.718cm"/>
          <chart:axis chart:dimension="x" chart:name="primary-x" chart:style-name="ch5" chartooo:axis-type="auto">
            <chart:title svg:x="6.757cm" svg:y="8.019cm" chart:style-name="ch6">
              <text:p>Nº Hebras</text:p>
            </chart:title>
            <chart:categories table:cell-range-address="Hoja1.B2:Hoja1.B25"/>
          </chart:axis>
          <chart:axis chart:dimension="y" chart:name="primary-y" chart:style-name="ch7">
            <chart:title svg:x="0.451cm" svg:y="5.143cm" chart:style-name="ch8">
              <text:p>Tiempo</text:p>
            </chart:title>
            <chart:grid chart:style-name="ch9" chart:class="major"/>
          </chart:axis>
          <chart:series chart:style-name="ch10" chart:values-cell-range-address="Hoja1.C2:Hoja1.C25" chart:label-cell-address="Hoja1.C1:Hoja1.C1" chart:class="chart:scatter">
            <chart:domain table:cell-range-address="Hoja1.B2:Hoja1.B25"/>
            <chart:data-point chart:repeated="24"/>
          </chart:series>
          <chart:series chart:style-name="ch11" chart:values-cell-range-address="Hoja1.D2:Hoja1.D25" chart:label-cell-address="Hoja1.D1:Hoja1.D1" chart:class="chart:scatte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350</text:p>
                <draw:g>
                  <svg:desc>Hoja1.C1:Hoja1.C1</svg:desc>
                </draw:g>
              </table:table-cell>
              <table:table-cell office:value-type="string">
                <text:p>950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B2:Hoja1.B25</svg:desc>
                </draw:g>
              </table:table-cell>
              <table:table-cell office:value-type="float" office:value="1">
                <text:p>1</text:p>
                <draw:g>
                  <svg:desc>Hoja1.B2:Hoja1.B25</svg:desc>
                </draw:g>
              </table:table-cell>
              <table:table-cell office:value-type="float" office:value="0.133971568">
                <text:p>0.133971568</text:p>
                <draw:g>
                  <svg:desc>Hoja1.C2:Hoja1.C25</svg:desc>
                </draw:g>
              </table:table-cell>
              <table:table-cell office:value-type="float" office:value="9.241073657">
                <text:p>9.241073657</text:p>
                <draw:g>
                  <svg:desc>Hoja1.D2:Hoja1.D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67684256">
                <text:p>0.067684256</text:p>
              </table:table-cell>
              <table:table-cell office:value-type="float" office:value="4.634154126">
                <text:p>4.6341541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49634565">
                <text:p>0.049634565</text:p>
              </table:table-cell>
              <table:table-cell office:value-type="float" office:value="3.118838429">
                <text:p>3.11883842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3662036">
                <text:p>0.03662036</text:p>
              </table:table-cell>
              <table:table-cell office:value-type="float" office:value="2.333572313">
                <text:p>2.33357231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28055873">
                <text:p>0.028055873</text:p>
              </table:table-cell>
              <table:table-cell office:value-type="float" office:value="1.871431243">
                <text:p>1.87143124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27845208">
                <text:p>0.027845208</text:p>
              </table:table-cell>
              <table:table-cell office:value-type="float" office:value="1.572279904">
                <text:p>1.5722799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27997985">
                <text:p>0.027997985</text:p>
              </table:table-cell>
              <table:table-cell office:value-type="float" office:value="1.350710604">
                <text:p>1.3507106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23931827">
                <text:p>0.023931827</text:p>
              </table:table-cell>
              <table:table-cell office:value-type="float" office:value="1.171902381">
                <text:p>1.17190238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23624238">
                <text:p>0.023624238</text:p>
              </table:table-cell>
              <table:table-cell office:value-type="float" office:value="1.111560985">
                <text:p>1.1115609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22795338">
                <text:p>0.022795338</text:p>
              </table:table-cell>
              <table:table-cell office:value-type="float" office:value="0.995754037">
                <text:p>0.99575403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2370885">
                <text:p>0.02370885</text:p>
              </table:table-cell>
              <table:table-cell office:value-type="float" office:value="0.895811066">
                <text:p>0.89581106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11838716">
                <text:p>0.011838716</text:p>
              </table:table-cell>
              <table:table-cell office:value-type="float" office:value="0.932002671">
                <text:p>0.93200267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14067359">
                <text:p>0.014067359</text:p>
              </table:table-cell>
              <table:table-cell office:value-type="float" office:value="0.817097154">
                <text:p>0.81709715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14837272">
                <text:p>0.014837272</text:p>
              </table:table-cell>
              <table:table-cell office:value-type="float" office:value="0.780149419">
                <text:p>0.78014941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16449094">
                <text:p>0.016449094</text:p>
              </table:table-cell>
              <table:table-cell office:value-type="float" office:value="0.771458391">
                <text:p>0.7714583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16524721">
                <text:p>0.016524721</text:p>
              </table:table-cell>
              <table:table-cell office:value-type="float" office:value="0.781760022">
                <text:p>0.78176002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21279063">
                <text:p>0.021279063</text:p>
              </table:table-cell>
              <table:table-cell office:value-type="float" office:value="0.775228854">
                <text:p>0.77522885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18728584">
                <text:p>0.018728584</text:p>
              </table:table-cell>
              <table:table-cell office:value-type="float" office:value="0.771689586">
                <text:p>0.77168958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19428264">
                <text:p>0.019428264</text:p>
              </table:table-cell>
              <table:table-cell office:value-type="float" office:value="0.773524232">
                <text:p>0.77352423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21785956">
                <text:p>0.021785956</text:p>
              </table:table-cell>
              <table:table-cell office:value-type="float" office:value="0.766549058">
                <text:p>0.76654905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23968939">
                <text:p>0.023968939</text:p>
              </table:table-cell>
              <table:table-cell office:value-type="float" office:value="0.769867454">
                <text:p>0.76986745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26144251">
                <text:p>0.026144251</text:p>
              </table:table-cell>
              <table:table-cell office:value-type="float" office:value="0.768001765">
                <text:p>0.76800176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30101694">
                <text:p>0.030101694</text:p>
              </table:table-cell>
              <table:table-cell office:value-type="float" office:value="0.766097877">
                <text:p>0.76609787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34991164">
                <text:p>0.034991164</text:p>
              </table:table-cell>
              <table:table-cell office:value-type="float" office:value="0.771005128">
                <text:p>0.7710051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